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erthamBold" svg:font-family="BerthamBold" style:font-pitch="variable"/>
    <style:font-face style:name="JARDOTTY" svg:font-family="JARDOTT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JARDOTTY" fo:font-size="24pt" officeooo:rsid="001f6c2a" officeooo:paragraph-rsid="001f6c2a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BerthamBold" fo:font-size="24pt" officeooo:rsid="001f6c2a" officeooo:paragraph-rsid="001f6c2a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Child's First Latin Book</text:p>
      <text:p text:style-name="P2">Lesson 1</text:p>
      <text:p text:style-name="P2"/>
      <text:p text:style-name="P1">Deus est bonus. Deus est optimus Deus. Ille gubernat mundum. Ille amat bonos homines. Omnes boni homines amantur a Deo. <text:s/>Sum bonus homo. <text:s/>Tu es malus puer. Nos sumus boni pueri. Vos estis mali pueri. Illi sunt mali homines. Deus est rex. <text:s/>Deus est magnus rex. <text:s/>Amo Deum. Ille est magnus Deus. <text:s/>Ille est magnus supra omnes De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erthamBold" svg:font-family="BerthamBold" style:font-pitch="variable"/>
    <style:font-face style:name="JARDOTTY" svg:font-family="JARDOTT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0:38:59.203677356</meta:creation-date>
    <meta:print-date>2015-11-25T10:43:28.886502718</meta:print-date>
    <dc:date>2015-11-25T12:32:06.908749125</dc:date>
    <meta:editing-duration>PT1H5M16S</meta:editing-duration>
    <meta:editing-cycles>1</meta:editing-cycles>
    <meta:document-statistic meta:table-count="0" meta:image-count="0" meta:object-count="0" meta:page-count="1" meta:paragraph-count="3" meta:word-count="65" meta:character-count="363" meta:non-whitespace-character-count="296"/>
    <meta:generator>LibreOffice/4.3.3.2$Linux_X86_64 LibreOffice_project/430m0$Build-2</meta:generator>
  </office:meta>
</office:document-meta>
</file>